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 Inštalačná Dokumentácia a Zálohovanie s Cronjobom vrátane Migrácií Databázy v Django</text:p>
      <text:p text:style-name="Standard"/>
      <text:p text:style-name="Standard">Tento dokument obsahuje inštalačnú dokumentáciu pre aplikáciu "app_macky_django", vrátane krokov na migráciu databázy pomocou Django a postup zálohovania a obnovenia databázy s použitím cronjobu.</text:p>
      <text:p text:style-name="Standard"/>
      <text:p text:style-name="Standard">#### Inštalačná Dokumentácia</text:p>
      <text:p text:style-name="Standard"/>
      <text:p text:style-name="Standard">1. **Klonovanie Repozitára:**</text:p>
      <text:p text:style-name="Standard"><text:s text:c="3"/>Skopírujte zdrojový kód aplikácie "app_macky_django" na váš server.</text:p>
      <text:p text:style-name="Standard"/>
      <text:p text:style-name="Standard"><text:s text:c="3"/>```bash</text:p>
      <text:p text:style-name="Standard"><text:s text:c="3"/>git clone &lt;URL-repozitára&gt;</text:p>
      <text:p text:style-name="Standard"><text:s text:c="3"/>cd app_macky_django</text:p>
      <text:p text:style-name="Standard"><text:s text:c="3"/>```</text:p>
      <text:p text:style-name="Standard"/>
      <text:p text:style-name="Standard">2. **Inštalácia Závislostí:**</text:p>
      <text:p text:style-name="Standard"><text:s text:c="3"/>Nainštalujte potrebné balíčky a knižnice potrebné pre aplikáciu.</text:p>
      <text:p text:style-name="Standard"/>
      <text:p text:style-name="Standard"><text:s text:c="3"/>```bash</text:p>
      <text:p text:style-name="Standard"><text:s text:c="3"/>pip install -r requirements.txt</text:p>
      <text:p text:style-name="Standard"><text:s text:c="3"/>```</text:p>
      <text:p text:style-name="Standard"/>
      <text:p text:style-name="Standard">3. **Aplikovanie Migrácií Databázy:**</text:p>
      <text:p text:style-name="Standard"><text:s text:c="3"/>Aplikujte migrácie databázy na zabezpečenie správnej štruktúry databázy.</text:p>
      <text:p text:style-name="Standard"/>
      <text:p text:style-name="Standard"><text:s text:c="3"/>```bash</text:p>
      <text:p text:style-name="Standard"><text:s text:c="3"/>python manage.py migrate</text:p>
      <text:p text:style-name="Standard"><text:s text:c="3"/>```</text:p>
      <text:p text:style-name="Standard"/>
      <text:p text:style-name="Standard">4. **Vytvorenie Superužívateľa (Voliteľné):**</text:p>
      <text:p text:style-name="Standard"><text:s text:c="3"/>Ak je potrebné, vytvorte superužívateľa pre prístup k administrátorskému rozhraniu.</text:p>
      <text:p text:style-name="Standard"/>
      <text:p text:style-name="Standard"><text:s text:c="3"/>```bash</text:p>
      <text:p text:style-name="Standard"><text:s text:c="3"/>python manage.py createsuperuser</text:p>
      <text:p text:style-name="Standard"><text:s text:c="3"/>```</text:p>
      <text:p text:style-name="Standard"/>
      <text:p text:style-name="Standard">5. **Spustenie Django Aplikácie:**</text:p>
      <text:p text:style-name="Standard"><text:s text:c="3"/>Spustite Django aplikáciu na porte 8000.</text:p>
      <text:p text:style-name="Standard"/>
      <text:p text:style-name="Standard"><text:s text:c="3"/>```bash</text:p>
      <text:p text:style-name="Standard"><text:s text:c="3"/>python manage.py runserver 0.0.0.0:8000</text:p>
      <text:p text:style-name="Standard"><text:s text:c="3"/>```</text:p>
      <text:p text:style-name="Standard"/>
      <text:p text:style-name="Standard">#### Zálohovanie a Obnova Databázy</text:p>
      <text:p text:style-name="Standard"/>
      <text:p text:style-name="Standard">1. **Zálohovanie Databázy:**</text:p>
      <text:p text:style-name="Standard"><text:s text:c="3"/>Zálohujte databázu "app_macky" do súboru `app_macky_dump.sql`.</text:p>
      <text:p text:style-name="Standard"/>
      <text:p text:style-name="Standard"><text:s text:c="3"/>```bash</text:p>
      <text:p text:style-name="Standard"><text:s text:c="3"/>sudo pg_dump -U postgres -h localhost -d app_macky -W &gt; app_macky_dump.sql</text:p>
      <text:p text:style-name="Standard"><text:s text:c="3"/>```</text:p>
      <text:p text:style-name="Standard"><text:soft-page-break/></text:p>
      <text:p text:style-name="Standard">2. **Vytvorenie Nového Databázového Prípadu:**</text:p>
      <text:p text:style-name="Standard"><text:s text:c="3"/>Vytvorte nový databázový prípad pre obnovenie zálohy.</text:p>
      <text:p text:style-name="Standard"/>
      <text:p text:style-name="Standard"><text:s text:c="3"/>```bash</text:p>
      <text:p text:style-name="Standard"><text:s text:c="3"/>createdb -U postgres -h localhost new_app_macky</text:p>
      <text:p text:style-name="Standard"><text:s text:c="3"/>```</text:p>
      <text:p text:style-name="Standard"/>
      <text:p text:style-name="Standard">3. **Obnova Databázy zo Zálohy:**</text:p>
      <text:p text:style-name="Standard"><text:s text:c="3"/>Obnovte databázu "new_app_macky" zo zálohy `app_macky_dump.sql`.</text:p>
      <text:p text:style-name="Standard"/>
      <text:p text:style-name="Standard"><text:s text:c="3"/>```bash</text:p>
      <text:p text:style-name="Standard"><text:s text:c="3"/>psql -U postgres -h localhost -d new_app_macky -f app_macky_dump.sql</text:p>
      <text:p text:style-name="Standard"><text:s text:c="3"/>```</text:p>
      <text:p text:style-name="Standard"/>
      <text:p text:style-name="Standard">4. **Zastavenie Kontajneru a Čistenie Databázy (Voliteľné):**</text:p>
      <text:p text:style-name="Standard"><text:s text:c="3"/>Po úspešnej obnove môžete zastaviť kontajner a odstrániť databázu "new_app_macky", ak už nie je potrebná.</text:p>
      <text:p text:style-name="Standard"/>
      <text:p text:style-name="Standard"><text:s text:c="3"/>```bash</text:p>
      <text:p text:style-name="Standard"><text:s text:c="3"/>docker stop app_macky_django</text:p>
      <text:p text:style-name="Standard"><text:s text:c="3"/>dropdb -U postgres -h localhost new_app_macky</text:p>
      <text:p text:style-name="Standard"><text:s text:c="3"/>```</text:p>
      <text:p text:style-name="Standard"/>
      <text:p text:style-name="Standard">#### Zálohovanie s Cronjobom (Každých 14 Dní)</text:p>
      <text:p text:style-name="Standard"/>
      <text:p text:style-name="Standard">1. **Konfigurácia Cronjobu:**</text:p>
      <text:p text:style-name="Standard"><text:s text:c="3"/>Pridajte úlohu cronjobu na automatické zálohovanie databázy každých 14 dní.</text:p>
      <text:p text:style-name="Standard"/>
      <text:p text:style-name="Standard"><text:s text:c="3"/>```bash</text:p>
      <text:p text:style-name="Standard"><text:s text:c="3"/>crontab -e</text:p>
      <text:p text:style-name="Standard"><text:s text:c="3"/>```</text:p>
      <text:p text:style-name="Standard"/>
      <text:p text:style-name="Standard">2. **Pridanie Záznamu do Cronu:**</text:p>
      <text:p text:style-name="Standard"><text:s text:c="3"/>Vložte nasledujúci záznam do cronu pre zálohovanie databázy každých 14 dní.</text:p>
      <text:p text:style-name="Standard"/>
      <text:p text:style-name="Standard"><text:s text:c="3"/>```bash</text:p>
      <text:p text:style-name="Standard"><text:s text:c="3"/>0 0 */14 * * sudo pg_dump -U postgres -h localhost -d app_macky -W &gt; /path/to/backup/app_macky_dump_$(date +\%Y\%m\%d).sql</text:p>
      <text:p text:style-name="Standard"><text:s text:c="3"/>```</text:p>
      <text:p text:style-name="Standard"/>
      <text:p text:style-name="Standard"><text:s text:c="3"/>Tento záznam spustí príkaz `pg_dump` každých 14 dní a uloží zálohu do súboru s dátumom.</text:p>
      <text:p text:style-name="Standard"/>
      <text:p text:style-name="Standard">Týmto spôsobom môžete nainštalovať aplikáciu "app_macky_django", aplikovať migrácie databázy pomocou Django, zálohovať a obnoviť databázu s pomocou cronjobu. Upravte cesty a údaje podľa potreby vašej konfiguráci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1:54:59.701707363</meta:creation-date>
    <dc:date>2024-04-30T21:57:44.925110433</dc:date>
    <meta:editing-duration>PT2M4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64" meta:word-count="328" meta:character-count="2670" meta:non-whitespace-character-count="2265"/>
  </office:meta>
</office:document-meta>
</file>